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51cm" style:type="right" style:leader-style="dotted" style:leader-text="."/>
        </style:tab-stops>
      </style:paragraph-properties>
    </style:style>
    <style:style style:name="P3" style:family="paragraph" style:parent-style-name="Contents_20_2">
      <style:paragraph-properties>
        <style:tab-stops>
          <style:tab-stop style:position="16.51cm" style:type="right" style:leader-style="dotted" style:leader-text="."/>
        </style:tab-stops>
      </style:paragraph-properties>
    </style:style>
    <style:style style:name="P4" style:family="paragraph" style:parent-style-name="Contents_20_3">
      <style:paragraph-properties>
        <style:tab-stops>
          <style:tab-stop style:position="16.51cm" style:type="right" style:leader-style="dotted" style:leader-text="."/>
        </style:tab-stops>
      </style:paragraph-properties>
    </style:style>
    <style:style style:name="P5" style:family="paragraph" style:parent-style-name="Contents_20_4">
      <style:paragraph-properties>
        <style:tab-stops>
          <style:tab-stop style:position="16.51cm" style:type="right" style:leader-style="dotted" style:leader-text="."/>
        </style:tab-stops>
      </style:paragraph-properties>
    </style:style>
    <style:style style:name="P6" style:family="paragraph" style:parent-style-name="First_20_paragraph">
      <style:text-properties fo:font-weight="bold" style:font-weight-asian="bold" style:font-weight-complex="bold"/>
    </style:style>
    <style:style style:name="P7" style:family="paragraph" style:parent-style-name="First_20_paragraph">
      <style:text-properties officeooo:paragraph-rsid="00179d45"/>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paragraph-properties fo:margin-top="0cm" fo:margin-bottom="0cm" style:contextual-spacing="false"/>
    </style:style>
    <style:style style:name="P41" style:family="paragraph" style:parent-style-name="Text_20_body" style:list-style-name="L34">
      <style:paragraph-properties fo:margin-top="0cm" fo:margin-bottom="0cm" style:contextual-spacing="false"/>
    </style:style>
    <style:style style:name="P42" style:family="paragraph" style:parent-style-name="Text_20_body" style:list-style-name="L35">
      <style:paragraph-properties fo:margin-top="0cm" fo:margin-bottom="0cm" style:contextual-spacing="false"/>
    </style:style>
    <style:style style:name="P43" style:family="paragraph" style:parent-style-name="Text_20_body" style:list-style-name="L36">
      <style:paragraph-properties fo:margin-top="0cm" fo:margin-bottom="0cm" style:contextual-spacing="false"/>
    </style:style>
    <style:style style:name="P44" style:family="paragraph" style:parent-style-name="Text_20_body" style:list-style-name="L37">
      <style:paragraph-properties fo:margin-top="0cm" fo:margin-bottom="0cm" style:contextual-spacing="false"/>
    </style:style>
    <style:style style:name="P45" style:family="paragraph" style:parent-style-name="Text_20_body" style:list-style-name="L38">
      <style:paragraph-properties fo:margin-top="0cm" fo:margin-bottom="0cm" style:contextual-spacing="false"/>
    </style:style>
    <style:style style:name="P46" style:family="paragraph" style:parent-style-name="Text_20_body" style:list-style-name="L39">
      <style:paragraph-properties fo:margin-top="0cm" fo:margin-bottom="0cm" style:contextual-spacing="false"/>
    </style:style>
    <style:style style:name="P47" style:family="paragraph" style:parent-style-name="Text_20_body" style:list-style-name="L40">
      <style:paragraph-properties fo:margin-top="0cm" fo:margin-bottom="0cm" style:contextual-spacing="false"/>
    </style:style>
    <style:style style:name="P48" style:family="paragraph" style:parent-style-name="Text_20_body" style:list-style-name="L41">
      <style:paragraph-properties fo:margin-top="0cm" fo:margin-bottom="0cm" style:contextual-spacing="false"/>
    </style:style>
    <style:style style:name="P49" style:family="paragraph" style:parent-style-name="Text_20_body" style:list-style-name="L42">
      <style:paragraph-properties fo:margin-top="0cm" fo:margin-bottom="0cm" style:contextual-spacing="false"/>
    </style:style>
    <style:style style:name="P50" style:family="paragraph" style:parent-style-name="Text_20_body" style:list-style-name="L43">
      <style:paragraph-properties fo:margin-top="0cm" fo:margin-bottom="0cm" style:contextual-spacing="false"/>
    </style:style>
    <style:style style:name="P51" style:family="paragraph" style:parent-style-name="Text_20_body" style:list-style-name="L44">
      <style:paragraph-properties fo:margin-top="0cm" fo:margin-bottom="0cm" style:contextual-spacing="false"/>
    </style:style>
    <style:style style:name="P52" style:family="paragraph" style:parent-style-name="Text_20_body" style:list-style-name="L45">
      <style:paragraph-properties fo:margin-top="0cm" fo:margin-bottom="0cm" style:contextual-spacing="false"/>
    </style:style>
    <style:style style:name="P53" style:family="paragraph" style:parent-style-name="Text_20_body" style:list-style-name="L46">
      <style:paragraph-properties fo:margin-top="0cm" fo:margin-bottom="0cm" style:contextual-spacing="false"/>
    </style:style>
    <style:style style:name="P54" style:family="paragraph" style:parent-style-name="Text_20_body">
      <style:text-properties officeooo:paragraph-rsid="00179d45"/>
    </style:style>
    <style:style style:name="P55"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5705_1144412500" text:style-name="Index_20_Link" text:visited-style-name="Index_20_Link">1 Methodology<text:tab/>3</text:a></text:p>
          <text:p text:style-name="P3"><text:a xlink:type="simple" xlink:href="#__RefHeading___Toc45707_1144412500" text:style-name="Index_20_Link" text:visited-style-name="Index_20_Link">1.1 Research Questions - May 2023<text:tab/>3</text:a></text:p>
          <text:p text:style-name="P3"><text:a xlink:type="simple" xlink:href="#__RefHeading___Toc45709_1144412500" text:style-name="Index_20_Link" text:visited-style-name="Index_20_Link">1.2 Theoretical Framework<text:tab/>3</text:a></text:p>
          <text:p text:style-name="P4"><text:a xlink:type="simple" xlink:href="#__RefHeading___Toc45711_1144412500" text:style-name="Index_20_Link" text:visited-style-name="Index_20_Link">1.2.1 Primary framework Activity Theory<text:tab/>3</text:a></text:p>
          <text:p text:style-name="P4"><text:a xlink:type="simple" xlink:href="#__RefHeading___Toc45713_1144412500" text:style-name="Index_20_Link" text:visited-style-name="Index_20_Link">1.2.2 Socio cultural approaches and the primacy of context<text:tab/>3</text:a></text:p>
          <text:p text:style-name="P4"><text:a xlink:type="simple" xlink:href="#__RefHeading___Toc45715_1144412500" text:style-name="Index_20_Link" text:visited-style-name="Index_20_Link">1.2.3 Context and Generalisation of results:<text:tab/>3</text:a></text:p>
          <text:p text:style-name="P4"><text:a xlink:type="simple" xlink:href="#__RefHeading___Toc45717_1144412500" text:style-name="Index_20_Link" text:visited-style-name="Index_20_Link">1.2.4 Utility of research:<text:tab/>4</text:a></text:p>
          <text:p text:style-name="P4"><text:a xlink:type="simple" xlink:href="#__RefHeading___Toc45719_1144412500" text:style-name="Index_20_Link" text:visited-style-name="Index_20_Link">1.2.5 Justification of choice (esp compared to contructionism)<text:tab/>4</text:a></text:p>
          <text:p text:style-name="P3"><text:a xlink:type="simple" xlink:href="#__RefHeading___Toc45721_1144412500" text:style-name="Index_20_Link" text:visited-style-name="Index_20_Link">1.3 Conceptualising activity in this learning design<text:tab/>5</text:a></text:p>
          <text:p text:style-name="P4"><text:a xlink:type="simple" xlink:href="#__RefHeading___Toc45723_1144412500" text:style-name="Index_20_Link" text:visited-style-name="Index_20_Link">1.3.1 Levels of Abstraction in Activity Theory<text:tab/>5</text:a></text:p>
          <text:p text:style-name="P5"><text:a xlink:type="simple" xlink:href="#__RefHeading___Toc45725_1144412500" text:style-name="Index_20_Link" text:visited-style-name="Index_20_Link">1.3.1.1 Choosing smaller units of analysis<text:tab/>5</text:a></text:p>
          <text:p text:style-name="P4"><text:a xlink:type="simple" xlink:href="#__RefHeading___Toc45727_1144412500" text:style-name="Index_20_Link" text:visited-style-name="Index_20_Link">1.3.2 The role of contradictions between activity system elements<text:tab/>6</text:a></text:p>
          <text:p text:style-name="P3"><text:a xlink:type="simple" xlink:href="#__RefHeading___Toc45729_1144412500" text:style-name="Index_20_Link" text:visited-style-name="Index_20_Link">1.4 Conceptualising agency<text:tab/>6</text:a></text:p>
          <text:p text:style-name="P4"><text:a xlink:type="simple" xlink:href="#__RefHeading___Toc45731_1144412500" text:style-name="Index_20_Link" text:visited-style-name="Index_20_Link">1.4.1 On agency, activity theory and formative interventions<text:tab/>6</text:a></text:p>
          <text:p text:style-name="P4"><text:a xlink:type="simple" xlink:href="#__RefHeading___Toc45733_1144412500" text:style-name="Index_20_Link" text:visited-style-name="Index_20_Link">1.4.2 On double stimulation and agency<text:tab/>6</text:a></text:p>
          <text:p text:style-name="P5"><text:a xlink:type="simple" xlink:href="#__RefHeading___Toc45735_1144412500" text:style-name="Index_20_Link" text:visited-style-name="Index_20_Link">1.4.2.1 On affordances and anchors<text:tab/>6</text:a></text:p>
          <text:p text:style-name="P3"><text:a xlink:type="simple" xlink:href="#__RefHeading___Toc45737_1144412500" text:style-name="Index_20_Link" text:visited-style-name="Index_20_Link">1.5 DBR and formative interventions - MOVE UP ?<text:tab/>7</text:a></text:p>
          <text:p text:style-name="P4"><text:a xlink:type="simple" xlink:href="#__RefHeading___Toc45739_1144412500" text:style-name="Index_20_Link" text:visited-style-name="Index_20_Link">1.5.1 Design-based research and formative intervention studies within educational field<text:tab/>8</text:a></text:p>
          <text:p text:style-name="P4"><text:a xlink:type="simple" xlink:href="#__RefHeading___Toc45741_1144412500" text:style-name="Index_20_Link" text:visited-style-name="Index_20_Link">1.5.2 Early limits of DBR addressed by expansive learning - and formative interventions<text:tab/>8</text:a></text:p>
          <text:p text:style-name="P4"><text:a xlink:type="simple" xlink:href="#__RefHeading___Toc45743_1144412500" text:style-name="Index_20_Link" text:visited-style-name="Index_20_Link">1.5.3 Exploring specific techniques of formative interventions - DROP FOR A MORE PERSONAL TAKE / SO COMPARATIVE TO THIS INTERVENTION? FIND MORE DIRECT PARALLELS? 5D FOR EXAMPLE<text:tab/>10</text:a></text:p>
          <text:p text:style-name="P3"><text:a xlink:type="simple" xlink:href="#__RefHeading___Toc45745_1144412500" text:style-name="Index_20_Link" text:visited-style-name="Index_20_Link">1.6 Agreeing terminology<text:tab/>11</text:a></text:p>
          <text:p text:style-name="P4"><text:a xlink:type="simple" xlink:href="#__RefHeading___Toc45747_1144412500" text:style-name="Index_20_Link" text:visited-style-name="Index_20_Link">1.6.1 Overall process DBR or CHAT or Fomative<text:tab/>11</text:a></text:p>
          <text:p text:style-name="P4"><text:a xlink:type="simple" xlink:href="#__RefHeading___Toc45749_1144412500" text:style-name="Index_20_Link" text:visited-style-name="Index_20_Link">1.6.2 Disambiguating terminology - Conflicts, tensions, contradictions, dilemmas<text:tab/>11</text:a></text:p>
          <text:p text:style-name="P3"><text:a xlink:type="simple" xlink:href="#__RefHeading___Toc45751_1144412500" text:style-name="Index_20_Link" text:visited-style-name="Index_20_Link">1.7 Data Gathering and Preparation<text:tab/>12</text:a></text:p>
          <text:p text:style-name="P4"><text:a xlink:type="simple" xlink:href="#__RefHeading___Toc45753_1144412500" text:style-name="Index_20_Link" text:visited-style-name="Index_20_Link">1.7.1 Aligning data gathering and analysis with socio cultural approach<text:tab/>12</text:a></text:p>
          <text:p text:style-name="P5"><text:a xlink:type="simple" xlink:href="#__RefHeading___Toc45755_1144412500" text:style-name="Index_20_Link" text:visited-style-name="Index_20_Link">1.7.1.1 Describing the formative intervention of this research<text:tab/>12</text:a></text:p>
          <text:p text:style-name="P4"><text:a xlink:type="simple" xlink:href="#__RefHeading___Toc45757_1144412500" text:style-name="Index_20_Link" text:visited-style-name="Index_20_Link">1.7.2 Data Processing<text:tab/>13</text:a></text:p>
          <text:p text:style-name="P5"><text:a xlink:type="simple" xlink:href="#__RefHeading___Toc45759_1144412500" text:style-name="Index_20_Link" text:visited-style-name="Index_20_Link">1.7.2.1 360 Video Processing<text:tab/>13</text:a></text:p>
          <text:p text:style-name="P5"><text:a xlink:type="simple" xlink:href="#__RefHeading___Toc45761_1144412500" text:style-name="Index_20_Link" text:visited-style-name="Index_20_Link">1.7.2.2 Screen Capture Processing<text:tab/>13</text:a></text:p>
          <text:p text:style-name="P5"><text:a xlink:type="simple" xlink:href="#__RefHeading___Toc45763_1144412500" text:style-name="Index_20_Link" text:visited-style-name="Index_20_Link">1.7.2.3 Learnings and recommendations<text:tab/>14</text:a></text:p>
          <text:p text:style-name="P3"><text:a xlink:type="simple" xlink:href="#__RefHeading___Toc45765_1144412500" text:style-name="Index_20_Link" text:visited-style-name="Index_20_Link">1.8 Data analysis methods and justification<text:tab/>14</text:a></text:p>
          <text:p text:style-name="P4"><text:a xlink:type="simple" xlink:href="#__RefHeading___Toc45767_1144412500" text:style-name="Index_20_Link" text:visited-style-name="Index_20_Link">1.8.1 Interview data<text:tab/>14</text:a></text:p>
          <text:p text:style-name="P5"><text:a xlink:type="simple" xlink:href="#__RefHeading___Toc45769_1144412500" text:style-name="Index_20_Link" text:visited-style-name="Index_20_Link">1.8.1.1 Practitioner interviews<text:tab/>14</text:a></text:p>
          <text:p text:style-name="P5"><text:a xlink:type="simple" xlink:href="#__RefHeading___Toc45771_1144412500" text:style-name="Index_20_Link" text:visited-style-name="Index_20_Link">1.8.1.2 Participant interviews<text:tab/>15</text:a></text:p>
          <text:p text:style-name="P5"><text:a xlink:type="simple" xlink:href="#__RefHeading___Toc45773_1144412500" text:style-name="Index_20_Link" text:visited-style-name="Index_20_Link">1.8.1.3 Limitations in interview data<text:tab/>15</text:a></text:p>
          <text:p text:style-name="P4"><text:a xlink:type="simple" xlink:href="#__RefHeading___Toc45775_1144412500" text:style-name="Index_20_Link" text:visited-style-name="Index_20_Link">1.8.2 Other data<text:tab/>15</text:a></text:p>
          <text:p text:style-name="P3"><text:a xlink:type="simple" xlink:href="#__RefHeading___Toc45777_1144412500" text:style-name="Index_20_Link" text:visited-style-name="Index_20_Link"><text:soft-page-break/>1.9 Analysis of Video overview<text:tab/>16</text:a></text:p>
          <text:p text:style-name="P4"><text:a xlink:type="simple" xlink:href="#__RefHeading___Toc45779_1144412500" text:style-name="Index_20_Link" text:visited-style-name="Index_20_Link">1.9.1 Rational and approach of video data analysis<text:tab/>16</text:a></text:p>
          <text:p text:style-name="P3"><text:a xlink:type="simple" xlink:href="#__RefHeading___Toc45781_1144412500" text:style-name="Index_20_Link" text:visited-style-name="Index_20_Link">1.10 Detailed transcription of video sources<text:tab/>16</text:a></text:p>
          <text:p text:style-name="P4"><text:a xlink:type="simple" xlink:href="#__RefHeading___Toc45783_1144412500" text:style-name="Index_20_Link" text:visited-style-name="Index_20_Link">1.10.1 Transcription/description of data<text:tab/>16</text:a></text:p>
          <text:p text:style-name="P5"><text:a xlink:type="simple" xlink:href="#__RefHeading___Toc45785_1144412500" text:style-name="Index_20_Link" text:visited-style-name="Index_20_Link">1.10.1.1 Grades of video data analysis<text:tab/>16</text:a></text:p>
          <text:p text:style-name="P5"><text:a xlink:type="simple" xlink:href="#__RefHeading___Toc45787_1144412500" text:style-name="Index_20_Link" text:visited-style-name="Index_20_Link">1.10.1.2 Justification of selecting sessions and sections for more detailed analysis<text:tab/>17</text:a></text:p>
          <text:p text:style-name="P5"><text:a xlink:type="simple" xlink:href="#__RefHeading___Toc45789_1144412500" text:style-name="Index_20_Link" text:visited-style-name="Index_20_Link">1.10.1.3 Incorporating gesture and wider movement in analysis<text:tab/>17</text:a></text:p>
          <text:p text:style-name="P5"><text:a xlink:type="simple" xlink:href="#__RefHeading___Toc45791_1144412500" text:style-name="Index_20_Link" text:visited-style-name="Index_20_Link">1.10.1.4 Using a 3 Planes Approach<text:tab/>18</text:a></text:p>
          <text:p text:style-name="P3"><text:a xlink:type="simple" xlink:href="#__RefHeading___Toc45793_1144412500" text:style-name="Index_20_Link" text:visited-style-name="Index_20_Link">1.11 Thematic analysis of video data<text:tab/>18</text:a></text:p>
          <text:p text:style-name="P4"><text:a xlink:type="simple" xlink:href="#__RefHeading___Toc45795_1144412500" text:style-name="Index_20_Link" text:visited-style-name="Index_20_Link">1.11.1 Notes on Underpinning of Thematic Analysis of Video Data<text:tab/>18</text:a></text:p>
          <text:p text:style-name="P5"><text:a xlink:type="simple" xlink:href="#__RefHeading___Toc45797_1144412500" text:style-name="Index_20_Link" text:visited-style-name="Index_20_Link">1.11.1.1 What was Excluded and Rationale<text:tab/>19</text:a></text:p>
          <text:p text:style-name="P5"><text:a xlink:type="simple" xlink:href="#__RefHeading___Toc45799_1144412500" text:style-name="Index_20_Link" text:visited-style-name="Index_20_Link">1.11.1.2 Coding Participant Roles and Interactions.<text:tab/>19</text:a></text:p>
          <text:p text:style-name="P5"><text:a xlink:type="simple" xlink:href="#__RefHeading___Toc45801_1144412500" text:style-name="Index_20_Link" text:visited-style-name="Index_20_Link">1.11.1.3 Coding Design Cycle Stages<text:tab/>19</text:a></text:p>
          <text:p text:style-name="P5"><text:a xlink:type="simple" xlink:href="#__RefHeading___Toc45803_1144412500" text:style-name="Index_20_Link" text:visited-style-name="Index_20_Link">1.11.1.4 Coding Game Design Themes<text:tab/>20</text:a></text:p>
          <text:p text:style-name="P4"><text:a xlink:type="simple" xlink:href="#__RefHeading___Toc45805_1144412500" text:style-name="Index_20_Link" text:visited-style-name="Index_20_Link">1.11.2 PROPOSAL Coding impact on design/ processes on learner agency - boiled down -<text:tab/>20</text:a></text:p>
          <text:p text:style-name="P4"><text:a xlink:type="simple" xlink:href="#__RefHeading___Toc45807_1144412500" text:style-name="Index_20_Link" text:visited-style-name="Index_20_Link">1.11.3 Limits of / problems with video data analysis<text:tab/>21</text:a></text:p>
          <text:p text:style-name="P4"><text:a xlink:type="simple" xlink:href="#__RefHeading___Toc45809_1144412500" text:style-name="Index_20_Link" text:visited-style-name="Index_20_Link">1.11.4 Analysis of activities based on Cultural, Interpersonal and Personal focusing<text:tab/>21</text:a></text:p>
          <text:p text:style-name="P4"><text:a xlink:type="simple" xlink:href="#__RefHeading___Toc45811_1144412500" text:style-name="Index_20_Link" text:visited-style-name="Index_20_Link">1.11.5 Discussion on evolving coding process - PERHAPS SHIFT TO LAST CHAPTER finally<text:tab/>21</text:a></text:p>
          <text:p text:style-name="P4"><text:a xlink:type="simple" xlink:href="#__RefHeading___Toc45813_1144412500" text:style-name="Index_20_Link" text:visited-style-name="Index_20_Link">1.11.6 Data Validity - Triangulation of Data<text:tab/>22</text:a></text:p>
          <text:p text:style-name="P4"><text:a xlink:type="simple" xlink:href="#__RefHeading___Toc45815_1144412500" text:style-name="Index_20_Link" text:visited-style-name="Index_20_Link">1.11.7 Generalisation of Results<text:tab/>22</text:a></text:p>
          <text:p text:style-name="P3"><text:a xlink:type="simple" xlink:href="#__RefHeading___Toc45817_1144412500" text:style-name="Index_20_Link" text:visited-style-name="Index_20_Link">1.12 Research Questions<text:tab/>22</text:a></text:p>
          <text:p text:style-name="P4"><text:a xlink:type="simple" xlink:href="#__RefHeading___Toc45819_1144412500" text:style-name="Index_20_Link" text:visited-style-name="Index_20_Link">1.12.1 How Research Questions Evolved<text:tab/>22</text:a></text:p>
          <text:p text:style-name="P4"><text:a xlink:type="simple" xlink:href="#__RefHeading___Toc45821_1144412500" text:style-name="Index_20_Link" text:visited-style-name="Index_20_Link">1.12.2 What research questions are answered by what data gathering and analysis - and described in what chapter?<text:tab/>23</text:a></text:p>
          <text:p text:style-name="P3"><text:a xlink:type="simple" xlink:href="#__RefHeading___Toc45823_1144412500" text:style-name="Index_20_Link" text:visited-style-name="Index_20_Link">1.13 Discussion on Methodology<text:tab/>24</text:a></text:p>
          <text:p text:style-name="P4"><text:a xlink:type="simple" xlink:href="#__RefHeading___Toc45825_1144412500" text:style-name="Index_20_Link" text:visited-style-name="Index_20_Link">1.13.1 Discussion<text:tab/>24</text:a></text:p>
          <text:p text:style-name="P4"><text:a xlink:type="simple" xlink:href="#__RefHeading___Toc45827_1144412500" text:style-name="Index_20_Link" text:visited-style-name="Index_20_Link">1.13.2 Authenticity - creating value<text:tab/>24</text:a></text:p>
          <text:p text:style-name="P3"><text:a xlink:type="simple" xlink:href="#__RefHeading___Toc45829_1144412500" text:style-name="Index_20_Link" text:visited-style-name="Index_20_Link">1.14 Summary of design evolution<text:tab/>24</text:a></text:p>
          <text:p text:style-name="P5"><text:a xlink:type="simple" xlink:href="#__RefHeading___Toc45831_1144412500" text:style-name="Index_20_Link" text:visited-style-name="Index_20_Link">1.14.1.1 P1: Exploratory stage: Oct 2017 - Dec 2018<text:tab/>24</text:a></text:p>
          <text:p text:style-name="P5"><text:a xlink:type="simple" xlink:href="#__RefHeading___Toc45833_1144412500" text:style-name="Index_20_Link" text:visited-style-name="Index_20_Link">1.14.1.2 P2: Accelerated game making programme (5 weeks): Jan - Feb 2019<text:tab/>25</text:a></text:p>
          <text:p text:style-name="P5"><text:a xlink:type="simple" xlink:href="#__RefHeading___Toc45835_1144412500" text:style-name="Index_20_Link" text:visited-style-name="Index_20_Link">1.14.1.3 P3: Adding a process drama to the game making programme: April - May 2019<text:tab/>25</text:a></text:p>
          <text:p text:style-name="P5"><text:a xlink:type="simple" xlink:href="#__RefHeading___Toc45837_1144412500" text:style-name="Index_20_Link" text:visited-style-name="Index_20_Link">1.14.1.4 P4: Adapting to MakeCode Arcade and more formal settings: Jan 2020 - September 2020<text:tab/>25</text:a></text:p>
          <text:p text:style-name="P4"><text:a xlink:type="simple" xlink:href="#__RefHeading___Toc45839_1144412500" text:style-name="Index_20_Link" text:visited-style-name="Index_20_Link">1.14.2 On the emergent and mutual nature of the design and research process<text:tab/>26</text:a></text:p>
          <text:p text:style-name="P5"><text:a xlink:type="simple" xlink:href="#__RefHeading___Toc45841_1144412500" text:style-name="Index_20_Link" text:visited-style-name="Index_20_Link">1.14.2.1 Note on creation of learning and teaching resources<text:tab/>26</text:a></text:p>
          <text:p text:style-name="P4"><text:a xlink:type="simple" xlink:href="#__RefHeading___Toc45843_1144412500" text:style-name="Index_20_Link" text:visited-style-name="Index_20_Link">1.14.3 More material on Expansive Learning / Formative Inteventions / DBR<text:tab/>27</text:a></text:p>
          <text:p text:style-name="P3"><text:a xlink:type="simple" xlink:href="#__RefHeading___Toc45845_1144412500" text:style-name="Index_20_Link" text:visited-style-name="Index_20_Link">1.15 Transition to next Chapter<text:tab/>27</text:a></text:p>
        </text:index-body>
      </text:table-of-content>
      <text:p text:style-name="P55"><text:a xlink:type="simple" xlink:href="#transition-to-next-chapter" text:style-name="Internet_20_link" text:visited-style-name="Visited_20_Internet_20_Link"><text:span text:style-name="Definition"/></text:a></text:p>
      <text:h text:style-name="Heading_20_1" text:outline-level="1"><text:bookmark-start text:name="methodology"/><text:bookmark-start text:name="__RefHeading___Toc45705_1144412500"/><text:soft-page-break/>Methodology<text:bookmark-end text:name="methodology"/><text:bookmark-end text:name="__RefHeading___Toc45705_1144412500"/></text:h>
      <text:h text:style-name="Heading_20_2" text:outline-level="2"><text:bookmark-start text:name="research-questions---may-2023"/><text:bookmark-start text:name="__RefHeading___Toc45707_1144412500"/>Research Questions - May 2023<text:bookmark-end text:name="research-questions---may-2023"/><text:bookmark-end text:name="__RefHeading___Toc45707_1144412500"/></text:h>
      <text:list text:style-name="L24">
        <text:list-item>
          <text:p text:style-name="P30">What pedagogical resources are available to support novices learning coding, particularly in game making communities?</text:p>
        </text:list-item>
        <text:list-item>
          <text:p text:style-name="P30">How can learners build agency in an evolving community of game makers?</text:p>
        </text:list-item>
        <text:list-item>
          <text:p text:style-name="P30">How can game design patterns support the development of coding practices with novices?</text:p>
        </text:list-item>
      </text:list>
      <text:h text:style-name="Heading_20_2" text:outline-level="2"><text:bookmark-start text:name="theoretical-framework"/><text:bookmark-start text:name="__RefHeading___Toc45709_1144412500"/>Theoretical Framework<text:bookmark-end text:name="theoretical-framework"/><text:bookmark-end text:name="__RefHeading___Toc45709_1144412500"/></text:h>
      <text:h text:style-name="Heading_20_3" text:outline-level="3"><text:bookmark-start text:name="primary-framework-activity-theory"/><text:bookmark-start text:name="__RefHeading___Toc45711_1144412500"/>Primary framework Activity Theory<text:bookmark-end text:name="primary-framework-activity-theory"/><text:bookmark-end text:name="__RefHeading___Toc45711_1144412500"/></text:h>
      <text:p text:style-name="First_20_paragraph">In the literature review we explored sociocultural views on learning and development on learning in created cultures.</text:p>
      <text:p text:style-name="Text_20_body">The focus of this study is on the construction of shared meaning and practices as part of an emerging community of game makers.</text:p>
      <text:p text:style-name="Text_20_body">To do this I adopt a sociocultural approach and specifically cultural historical activity theory CHAT in the form of design-based research.</text:p>
      <text:h text:style-name="Heading_20_3" text:outline-level="3"><text:bookmark-start text:name="socio-cultural-approaches-and-the-primacy-of-context"/><text:bookmark-start text:name="__RefHeading___Toc45713_1144412500"/>Socio cultural approaches and the primacy of context<text:bookmark-end text:name="socio-cultural-approaches-and-the-primacy-of-context"/><text:bookmark-end text:name="__RefHeading___Toc45713_1144412500"/></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TSwwyFnCq"/>(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TSwwyFnCq"/></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h text:style-name="Heading_20_3" text:outline-level="3"><text:bookmark-start text:name="context-and-generalisation-of-results"/><text:bookmark-start text:name="__RefHeading___Toc45715_1144412500"/>Context and Generalisation of results:<text:bookmark-end text:name="context-and-generalisation-of-results"/><text:bookmark-end text:name="__RefHeading___Toc45715_1144412500"/></text:h>
      <text:p text:style-name="First_20_paragraph">Barab and Squire <text:reference-mark-start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FwJF0jYr0"/>(Barab and Squire, 2004)<text:reference-mark-end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FwJF0jYr0"/>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3" text:outline-level="3"><text:bookmark-start text:name="utility-of-research"/><text:bookmark-start text:name="__RefHeading___Toc45717_1144412500"/><text:soft-page-break/>Utility of research:<text:bookmark-end text:name="utility-of-research"/><text:bookmark-end text:name="__RefHeading___Toc45717_1144412500"/></text:h>
      <text:p text:style-name="First_20_paragraph">While the concept of utility is slippery their is an increasing stream of research work which places the researcher as an agent of change in a complex world where the need for systemic change is apparent and urgent.</text:p>
      <text:h text:style-name="Heading_20_3" text:outline-level="3"><text:bookmark-start text:name="justification-of-choice-esp-compared-to-contructionism"/><text:bookmark-start text:name="__RefHeading___Toc45719_1144412500"/>Justification of choice (esp compared to contructionism)<text:bookmark-end text:name="justification-of-choice-esp-compared-to-contructionism"/><text:bookmark-end text:name="__RefHeading___Toc45719_1144412500"/></text:h>
      <text:p text:style-name="First_20_paragraph">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text:reference-mark-start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4NIN5UbO7l"/>(Ackermann, 2001)<text:reference-mark-end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4NIN5UbO7l"/>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_rethinking_1992</text:p>
      <text:p text:style-name="Text_20_body">While noting the focus “individualist” approach of many studies from constructionist researchers, <text:reference-mark-start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THHw7n4k0D"/>(Barab and Duffy, 2000)<text:reference-mark-end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THHw7n4k0D"/>.</text:p>
      <text:p text:style-name="Text_20_body">The alignments noted by Barab between constructionist approach and apprenticeship also apply to DBR namely “learning occurs within a context of use, learning is frequently collaborative, learning as authentic, learning as inquiry-based not transmission-based” <text:reference-mark-start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8Jb4oLAg0i"/>(Hay and Barab, 2001)<text:reference-mark-end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8Jb4oLAg0i"/> p. 3. Thus the broad claims are in alignment with wider socio cultural approaches.</text:p>
      <text:p text:style-name="Text_20_body">Constructionism as a movement has done important work in creating design guidelines but much weaker as either an underlying theoretical or analytical framework.</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jpHnNEzkNA"/>(Hay and Barab, 2001:34)<text:reference-mark-end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jpHnNEzkNA"/></text:p>
      <text:p text:style-name="Text_20_body">WHAT DOES BROADER FRAMEWORK OFFER?</text:p>
      <text:p text:style-name="Text_20_body">Cobb <text:reference-mark-start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u0HMa2sr0k"/>(1994)<text:reference-mark-end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u0HMa2sr0k"/>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p text:style-name="Text_20_body"><text:soft-page-break/>I have chosen to use activity theory as a base for the the theoretical framework of this study and to supplement it with the technique of design-based research. I also draw on the work of Rogoff and the use of three planes of activity to analyse complex community actions. </text:p>
      <text:p text:style-name="Text_20_body">Barab and Squire <text:reference-mark-start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ho0Ag5Z14m"/>(Barab and Squire, 2004)<text:reference-mark-end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ho0Ag5Z14m"/></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conceptualising-activity-in-this-learning-design"/><text:bookmark-start text:name="__RefHeading___Toc45721_1144412500"/>Conceptualising activity in this learning design<text:bookmark-end text:name="conceptualising-activity-in-this-learning-design"/><text:bookmark-end text:name="__RefHeading___Toc45721_1144412500"/></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EpcGq7yjm"/>(Barab, Barnett, Yamagata-Lynch, et al., 2002)<text:reference-mark-end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EpcGq7yjm"/></text:p>
      <text:h text:style-name="Heading_20_3" text:outline-level="3"><text:bookmark-start text:name="levels-of-abstraction-in-activity-theory"/><text:bookmark-start text:name="__RefHeading___Toc45723_1144412500"/>Levels of Abstraction in Activity Theory<text:bookmark-end text:name="levels-of-abstraction-in-activity-theory"/><text:bookmark-end text:name="__RefHeading___Toc45723_1144412500"/></text:h>
      <text:p text:style-name="First_20_paragraph">The educational activity can be seen as different scopes of activity.</text:p>
      <text:list text:style-name="L25">
        <text:list-item>
          <text:p text:style-name="P31">wider education</text:p>
        </text:list-item>
        <text:list-item>
          <text:p text:style-name="P31">guided activity</text:p>
        </text:list-item>
        <text:list-item>
          <text:p text:style-name="P31">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text:bookmark-start text:name="__RefHeading___Toc45725_1144412500"/>Choosing smaller units of analysis<text:bookmark-end text:name="choosing-smaller-units-of-analysis"/><text:bookmark-end text:name="__RefHeading___Toc45725_1144412500"/></text:h>
      <text:p text:style-name="First_20_paragraph">Blunden makes a pragmatic proposal to use the project as they key unit of activity <text:reference-mark-start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3kRKpxHFPz"/>(2010, 2014)<text:reference-mark-end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3kRKpxHFPz"/></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aZrDyf8yW"/>(Barab, Barnett, Yamagata-Lynch, et al., 2002)<text:reference-mark-end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aZrDyf8yW"/>.</text:p>
      <text:p text:style-name="P3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text:p>
      <text:h text:style-name="Heading_20_3" text:outline-level="3"><text:bookmark-start text:name="the-role-of-contradictions-between-activity-system-elements"/><text:bookmark-start text:name="__RefHeading___Toc45727_1144412500"/><text:soft-page-break/>The role of contradictions between activity system elements<text:bookmark-end text:name="the-role-of-contradictions-between-activity-system-elements"/><text:bookmark-end text:name="__RefHeading___Toc45727_1144412500"/></text:h>
      <text:p text:style-name="P7">Engestrom <text:reference-mark-start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mqiAtC5O3"/><text:span text:style-name="T7">(Engeström, 2001)</text:span><text:reference-mark-end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mqiAtC5O3"/>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YbstRyTD6"/>(Barab, Barnett and Squire, 2002; Barab, Barnett, Yamagata-Lynch, et al., 2002)<text:reference-mark-end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YbstRyTD6"/></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2" text:outline-level="2"><text:bookmark-start text:name="conceptualising-agency"/><text:bookmark-start text:name="__RefHeading___Toc45729_1144412500"/>Conceptualising agency<text:bookmark-end text:name="conceptualising-agency"/><text:bookmark-end text:name="__RefHeading___Toc45729_1144412500"/></text:h>
      <text:p text:style-name="First_20_paragraph">DOES THIS NEED MOVING? PERHAPS TO INTRO OF LIT REVIEW ALONG WITH COL ?</text:p>
      <text:list text:style-name="L26">
        <text:list-item>
          <text:p text:style-name="P33">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on-agency-activity-theory-and-formative-interventions"/><text:bookmark-start text:name="__RefHeading___Toc45731_1144412500"/>On agency, activity theory and formative interventions<text:bookmark-end text:name="on-agency-activity-theory-and-formative-interventions"/><text:bookmark-end text:name="__RefHeading___Toc45731_1144412500"/></text:h>
      <text:h text:style-name="Heading_20_3" text:outline-level="3"><text:bookmark-start text:name="on-double-stimulation-and-agency"/><text:bookmark-start text:name="__RefHeading___Toc45733_1144412500"/>On double stimulation and agency<text:bookmark-end text:name="on-double-stimulation-and-agency"/><text:bookmark-end text:name="__RefHeading___Toc45733_1144412500"/></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bbLdqJePl"/>(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bbLdqJePl"/>.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35eAOXfPz"/>(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35eAOXfPz"/>.</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zL6WkXvrxZ"/>(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zL6WkXvrxZ"/>.</text:p>
      <text:h text:style-name="Heading_20_4" text:outline-level="4"><text:bookmark-start text:name="on-affordances-and-anchors"/><text:bookmark-start text:name="__RefHeading___Toc45735_1144412500"/>On affordances and anchors<text:bookmark-end text:name="on-affordances-and-anchors"/><text:bookmark-end text:name="__RefHeading___Toc45735_1144412500"/></text:h>
      <text:p text:style-name="First_20_paragraph">Other researchers have found the the scope and focus of affordances important to clarify <text:reference-mark-start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Txy2jKl1f9"/>(Wolff-<text:soft-page-break/>Piggott, 2016)<text:reference-mark-end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Txy2jKl1f9"/>.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zeFJQUJY7"/>(Kaptelinin and Nardi, 2012)<text:reference-mark-end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zeFJQUJY7"/>.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5uh8vNMUiW"/>(Kaptelinin and Nardi, 2012)<text:reference-mark-end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5uh8vNMUiW"/>.</text:p>
      <text:p text:style-name="P54">However, affordances are originally conceived of as part of activity, not separated from it <text:reference-mark-start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yENKkjqQA"/><text:span text:style-name="T7">(B\a erentsen and Trettvik, 2002)</text:span><text:reference-mark-end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yENKkjqQA"/>.</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EVuBiQZiFX"/>(Hopwood, 2022)<text:reference-mark-end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EVuBiQZiFX"/>. An effective learning environment provides a sea bed with many rocks (affordances) for warping anchors (volitional acts of participant agency to transform learning) <text:reference-mark-start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Maup2Cf4Th"/>(Aagaard et al., 2022)<text:reference-mark-end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Maup2Cf4Th"/>.</text:p>
      <text:p text:style-name="Text_20_body">TADS and the associated metaphor of warping anchors is normally applied in settings of group action.</text:p>
      <text:h text:style-name="Heading_20_2" text:outline-level="2"><text:bookmark-start text:name="dbr-and-formative-interventions---move-up"/><text:bookmark-start text:name="__RefHeading___Toc45737_1144412500"/>DBR and formative interventions - MOVE UP ?<text:bookmark-end text:name="dbr-and-formative-interventions---move-up"/><text:bookmark-end text:name="__RefHeading___Toc45737_1144412500"/></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text:soft-page-break/>experience in learning activities by working with families to make games together.</text:p>
      <text:p text:style-name="Text_20_body">MOVE UP - MERGE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qMkaPnBmcs"/>(Brown, 1992)<text:reference-mark-end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qMkaPnBmcs"/>.</text:p>
      <text:h text:style-name="Heading_20_3" text:outline-level="3"><text:bookmark-start text:name="design-based-research-and-formative-intervention-studies-within-educational-field"/><text:bookmark-start text:name="__RefHeading___Toc45739_1144412500"/>Design-based research and formative intervention studies within educational field<text:bookmark-end text:name="design-based-research-and-formative-intervention-studies-within-educational-field"/><text:bookmark-end text:name="__RefHeading___Toc45739_1144412500"/></text:h>
      <text:p text:style-name="First_20_paragraph">Design based research is a varied discipline which can take a multitude of forms <text:reference-mark-start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v1oZEYXUzv"/>(McKenney and Reeves, 2021)<text:reference-mark-end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v1oZEYXUzv"/>. The core elements include: research as an intervention, iteration, involvement of participants in the evolution of designs, and a flexibility of research outcome based on how events unfold <text:reference-mark-start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SLN9pCiqtP"/>(Easterday et al., 2014)<text:reference-mark-end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SLN9pCiqtP"/>.</text:p>
      <text:p text:style-name="Text_20_body">Penuel <text:reference-mark-start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VLPNNWC2C"/>(2014)<text:reference-mark-end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VLPNNWC2C"/>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6XxubSa6Ij"/>(Cobb et al., 2003)<text:reference-mark-end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6XxubSa6Ij"/>.</text:p>
      <text:h text:style-name="Heading_20_3" text:outline-level="3"><text:bookmark-start text:name="early-limits-of-dbr-addressed-by-expansive-learning---and-formative-interventions"/><text:bookmark-start text:name="__RefHeading___Toc45741_1144412500"/>Early limits of DBR addressed by expansive learning - and formative interventions<text:bookmark-end text:name="early-limits-of-dbr-addressed-by-expansive-learning---and-formative-interventions"/><text:bookmark-end text:name="__RefHeading___Toc45741_1144412500"/></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reference-mark-start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7k3jHOtHFx"/>(Cobb et al., 2003; Barab et al., 2004; Downing-Wilson et al., 2011)<text:reference-mark-end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7k3jHOtHFx"/>. However in application this varies not a key part of all definitions <text:reference-mark-start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d0wuykVyO"/>(Easterday et al., 2014)<text:reference-mark-end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d0wuykVyO"/>.</text:p>
      <text:p text:style-name="Text_20_body">For example, the context of experiments, particularly viewing the classroom as a controlled environment <text:reference-mark-start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UgzaROZwu"/>(Cole and Packer, 2016)<text:reference-mark-end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UgzaROZwu"/>. In addition, lack of adaptability and mutuality in terms of taking on board the suggested adaptations of learners.</text:p>
      <text:p text:style-name="P54">Engestrom <text:reference-mark-start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WfP66a8yi"/><text:span text:style-name="T7">(Engeström, 2009)</text:span><text:reference-mark-end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WfP66a8yi"/> proposes a more rigorous examination of the dynamic nature of context with CHAT conceptions of Activity.</text:p>
      <text:p text:style-name="P54">Adaptations including mutual appropriation from Cole’s work <text:reference-mark-start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biV655ZTj"/>(Downing-Wilson et al., 2011)<text:reference-mark-end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biV655ZTj"/> and formative interventions from Engeström’s work <text:reference-mark-start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sGW0e7fct"/><text:span text:style-name="T7">(Engeström, 2011)</text:span><text:reference-mark-end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sGW0e7fct"/></text:p>
      <text:p text:style-name="Text_20_body">Mutual appropriation highlighted the importance that researchers adapt to contextual factors including the practicalities of the setting.</text:p>
      <text:p text:style-name="P54">Later work on DBR applied from a CHAT perspective has addressed limitations in this <text:soft-page-break/>methodology <text:reference-mark-start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nMUdXUWu8w"/><text:span text:style-name="T7">(O’Neill, 2016)</text:span><text:reference-mark-end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nMUdXUWu8w"/>.</text:p>
      <text:p text:style-name="Text_20_body">Cakir and colleagues <text:reference-mark-start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bvMmryj"/>(2022)<text:reference-mark-end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bvMmryj"/> draw on DBR but also include the wider constellations of activity systems working together on shared project.</text:p>
      <text:p text:style-name="Text_20_body">Rajala and Cole echo limits <text:reference-mark-start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w4GBXTKg1"/>(Rajala et al., 2023)<text:reference-mark-end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w4GBXTKg1"/>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P54">The role of the germ cell in rising to the concrete and thus expanding learning <text:reference-mark-start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iNbA5Etgd"/><text:span text:style-name="T7">(Engeström et al., 2014; Sannino et al., 2016)</text:span><text:reference-mark-end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iNbA5Etgd"/></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P54">From <text:reference-mark-start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A3Iju9zRx"/><text:span text:style-name="T7">(Engeström, 2011)</text:span><text:reference-mark-end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A3Iju9zRx"/></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oft-page-break/><text:span text:style-name="T1">Designed systems:</text:span> Learning environments are designed systems; be they existing systems like that of the classroom, or newly designed systems <text:reference-mark-start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0WeIoQL5J"/>(Cole and Packer, 2016; Barab et al., 2019)<text:reference-mark-end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0WeIoQL5J"/>.</text:p>
      <text:p text:style-name="Text_20_body">This section has identified broad alignments in direction for CHAT perspective on DBR.</text:p>
      <text:h text:style-name="Heading_20_3" text:outline-level="3"><text:bookmark-start text:name="exploring-specific-techniques-of-formative-interventions---drop-for-a-more-personal-take-so-comparative-to-this-intervention-find-more-direct-parallels-5d-for-example"/><text:bookmark-start text:name="__RefHeading___Toc45743_1144412500"/>Exploring specific techniques of formative interventions - DROP FOR A MORE PERSONAL TAKE / SO COMPARATIVE TO THIS INTERVENTION? FIND MORE DIRECT PARALLELS? 5D FOR EXAMPLE<text:bookmark-end text:name="exploring-specific-techniques-of-formative-interventions---drop-for-a-more-personal-take-so-comparative-to-this-intervention-find-more-direct-parallels-5d-for-example"/><text:bookmark-end text:name="__RefHeading___Toc45743_1144412500"/></text:h>
      <text:p text:style-name="P7">One of the most striking set of practical techniques are those used in Engeström’s take on Expansive Learning, specifically set of processes applied in a workplace setting called Change Laboratory (CL) <text:reference-mark-start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UX8AVPl3y"/><text:span text:style-name="T7">(Engeström, 2007)</text:span><text:reference-mark-end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UX8AVPl3y"/>.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rqtguhPM3"/>(Cole and Packer, 2016)<text:reference-mark-end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rqtguhPM3"/>.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mz8LmmNqje"/>(Brown and Cole, 2008)<text:reference-mark-end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mz8LmmNqje"/>.</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text:soft-page-break/>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P54">In addition the concept of diversion from the primary task are relevant to the more playful approaches of participants and facilitators to make the learning process attractive <text:reference-mark-start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Jyah8pA76k"/><text:span text:style-name="T7">(Engeström et al., 2013)</text:span><text:reference-mark-end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Jyah8pA76k"/>.</text:p>
      <text:p text:style-name="Text_20_body">REWRITE - EXPLAIN AND EXPLORE SECONDARY STIMULI</text:p>
      <text:h text:style-name="Heading_20_2" text:outline-level="2"><text:bookmark-start text:name="agreeing-terminology"/><text:bookmark-start text:name="__RefHeading___Toc45745_1144412500"/>Agreeing terminology<text:bookmark-end text:name="agreeing-terminology"/><text:bookmark-end text:name="__RefHeading___Toc45745_1144412500"/></text:h>
      <text:h text:style-name="Heading_20_3" text:outline-level="3"><text:bookmark-start text:name="overall-process-dbr-or-chat-or-fomative"/><text:bookmark-start text:name="__RefHeading___Toc45747_1144412500"/>Overall process DBR or CHAT or Fomative<text:bookmark-end text:name="overall-process-dbr-or-chat-or-fomative"/><text:bookmark-end text:name="__RefHeading___Toc45747_1144412500"/></text:h>
      <text:p text:style-name="First_20_paragraph">Returning to the varied form of DBR / CHAT / Formative , I need to pick a terminology name.</text:p>
      <text:p text:style-name="Text_20_body">Penuel <text:reference-mark-start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300tz3vZA"/>(2014)<text:reference-mark-end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300tz3vZA"/> chooses formative interventions as a suitable term, which is valid within CHAT circles.</text:p>
      <text:h text:style-name="Heading_20_3" text:outline-level="3"><text:bookmark-start text:name="disambiguating-terminology---conflicts-tensions-contradictions-dilemmas"/><text:bookmark-start text:name="__RefHeading___Toc45749_1144412500"/>Disambiguating terminology - Conflicts, tensions, contradictions, dilemmas<text:bookmark-end text:name="disambiguating-terminology---conflicts-tensions-contradictions-dilemmas"/><text:bookmark-end text:name="__RefHeading___Toc45749_1144412500"/></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BBO1w6mfuK"/>(Karanasios et al., 2017)<text:reference-mark-end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BBO1w6mfuK"/>, this section outlines my interpretation based on the scope of this study.</text:p>
      <text:p text:style-name="P54">While guided by the concept of analysing manifestations of systemic contradictions, <text:reference-mark-start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Z0lH2fL86"/><text:span text:style-name="T7">(Engeström and Sannino, 2011; Cakir et al., 2022)</text:span><text:reference-mark-end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Z0lH2fL86"/>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NQhrdNTOMB"/>(Kamanga and Alexander, 2021)<text:reference-mark-end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NQhrdNTOMB"/>.</text:p>
      <text:p text:style-name="P54">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D2TgRkaQL"/><text:span text:style-name="T7">(Sannino and Engeström, 2018)</text:span><text:reference-mark-end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D2TgRkaQL"/> the forth being a conflict.</text:p>
      <text:p text:style-name="Text_20_body">In Sannino’s later work on transformational agency TADS conflicts are examined - greater scope than tensions - thus larger shifts are implied.</text:p>
      <text:p text:style-name="Text_20_body"><text:soft-page-break/>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2" text:outline-level="2"><text:bookmark-start text:name="data-gathering-and-preparation"/><text:bookmark-start text:name="__RefHeading___Toc45751_1144412500"/>Data Gathering and Preparation<text:bookmark-end text:name="data-gathering-and-preparation"/><text:bookmark-end text:name="__RefHeading___Toc45751_1144412500"/></text:h>
      <text:h text:style-name="Heading_20_3" text:outline-level="3"><text:bookmark-start text:name="aligning-data-gathering-and-analysis-with-socio-cultural-approach"/><text:bookmark-start text:name="__RefHeading___Toc45753_1144412500"/>Aligning data gathering and analysis with socio cultural approach<text:bookmark-end text:name="aligning-data-gathering-and-analysis-with-socio-cultural-approach"/><text:bookmark-end text:name="__RefHeading___Toc45753_1144412500"/></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4" text:outline-level="4"><text:bookmark-start text:name="describing-the-formative-intervention-of-this-research"/><text:bookmark-start text:name="__RefHeading___Toc45755_1144412500"/>Describing the formative intervention of this research<text:bookmark-end text:name="describing-the-formative-intervention-of-this-research"/><text:bookmark-end text:name="__RefHeading___Toc45755_1144412500"/></text:h>
      <text:p text:style-name="First_20_paragraph">The design of the research experiment and learning I started from a very open position and has evolved from several iterations of collaborative work with participants.</text:p>
      <text:p text:style-name="Text_20_body">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2">Practical factors</text:p>
      <text:p text:style-name="Text_20_body">Key contextual factors have facilitated and shaped development of the research design including:</text:p>
      <text:list text:style-name="L27">
        <text:list-item>
          <text:p text:style-name="P34"><text:soft-page-break/>Impact of research practicalities</text:p>
        </text:list-item>
        <text:list-item>
          <text:p text:style-name="P34">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data-processing"/><text:bookmark-start text:name="__RefHeading___Toc45757_1144412500"/>Data Processing<text:bookmark-end text:name="data-processing"/><text:bookmark-end text:name="__RefHeading___Toc45757_1144412500"/></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text:bookmark-start text:name="__RefHeading___Toc45759_1144412500"/>360 Video Processing<text:bookmark-end text:name="video-processing"/><text:bookmark-end text:name="__RefHeading___Toc45759_1144412500"/></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text:bookmark-start text:name="__RefHeading___Toc45761_1144412500"/>Screen Capture Processing<text:bookmark-end text:name="screen-capture-processing"/><text:bookmark-end text:name="__RefHeading___Toc45761_1144412500"/></text:h>
      <text:p text:style-name="First_20_paragraph">I chose the software flashback pro primarily as it was intalled on and available at low cost on home computers. Flashback saves data in a format. This include audio, video screen capture, <text:soft-page-break/>learner keystrokes, mouse movements and optionally one or more webcams. I decided not to record on webcams for the following reasons:</text:p>
      <text:list text:style-name="L28">
        <text:list-item>
          <text:p text:style-name="P35">intrusive feel - having the webcam on and the resulting red light on the screen, I felt was less conducive to feeling comfortable than one 360 camera in the middle of the room.</text:p>
        </text:list-item>
        <text:list-item>
          <text:p text:style-name="P35">less resources - recording webcam on the laptop</text:p>
        </text:list-item>
        <text:list-item>
          <text:p text:style-name="P35">reduced video file size of final data file</text:p>
        </text:list-item>
        <text:list-item>
          <text:p text:style-name="P3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text:bookmark-start text:name="__RefHeading___Toc45763_1144412500"/>Learnings and recommendations<text:bookmark-end text:name="learnings-and-recommendations"/><text:bookmark-end text:name="__RefHeading___Toc45763_1144412500"/></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text:bookmark-start text:name="__RefHeading___Toc45765_1144412500"/>Data analysis methods and justification<text:bookmark-end text:name="data-analysis-methods-and-justification"/><text:bookmark-end text:name="__RefHeading___Toc45765_1144412500"/></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nterview-data"/><text:bookmark-start text:name="__RefHeading___Toc45767_1144412500"/>Interview data<text:bookmark-end text:name="interview-data"/><text:bookmark-end text:name="__RefHeading___Toc45767_1144412500"/></text:h>
      <text:h text:style-name="Heading_20_4" text:outline-level="4"><text:bookmark-start text:name="practitioner-interviews"/><text:bookmark-start text:name="__RefHeading___Toc45769_1144412500"/>Practitioner interviews<text:bookmark-end text:name="practitioner-interviews"/><text:bookmark-end text:name="__RefHeading___Toc45769_1144412500"/></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text:bookmark-start text:name="__RefHeading___Toc45771_1144412500"/><text:soft-page-break/>Participant interviews<text:bookmark-end text:name="participant-interviews"/><text:bookmark-end text:name="__RefHeading___Toc45771_1144412500"/></text:h>
      <text:p text:style-name="First_20_paragraph">These interviews took place at the end of P4</text:p>
      <text:p text:style-name="Text_20_body">At times the resources that the</text:p>
      <text:p text:style-name="Text_20_body">These interviews allowed triangulation and confirmation of data observered in video recordings.</text:p>
      <text:p text:style-name="Text_20_body">Limitations, In retrospect, shorter interviews</text:p>
      <text:h text:style-name="Heading_20_4" text:outline-level="4"><text:bookmark-start text:name="limitations-in-interview-data"/><text:bookmark-start text:name="__RefHeading___Toc45773_1144412500"/>Limitations in interview data<text:bookmark-end text:name="limitations-in-interview-data"/><text:bookmark-end text:name="__RefHeading___Toc45773_1144412500"/></text:h>
      <text:p text:style-name="First_20_paragraph">In retrospect, shorter interviews at more regular intervals with participants would have been useful as for some a re</text:p>
      <text:h text:style-name="Heading_20_3" text:outline-level="3"><text:bookmark-start text:name="other-data"/><text:bookmark-start text:name="__RefHeading___Toc45775_1144412500"/>Other data<text:bookmark-end text:name="other-data"/><text:bookmark-end text:name="__RefHeading___Toc45775_1144412500"/></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9">
        <text:list-item>
          <text:p text:style-name="P36">Book Journal pages</text:p>
        </text:list-item>
        <text:list-item>
          <text:p text:style-name="P36">Digital journal entries directly in response to teaching sessions</text:p>
        </text:list-item>
        <text:list-item>
          <text:p text:style-name="P36">Additional teaching resources</text:p>
        </text:list-item>
      </text:list>
      <text:p text:style-name="First_20_paragraph">Journal Notes were used in the following ways: (perhaps code this)</text:p>
      <text:list text:style-name="L30">
        <text:list-item>
          <text:p text:style-name="P37">as a reflective tool after sessions</text:p>
        </text:list-item>
        <text:list-item>
          <text:p text:style-name="P37">as a note pad to plan resource creation</text:p>
        </text:list-item>
        <text:list-item>
          <text:p text:style-name="P37">as a sketch pad to explore the relationship between Concepts being explored and existing game making frameworks</text:p>
        </text:list-item>
        <text:list-item>
          <text:p text:style-name="P3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text:soft-page-break/>created as part of the game making process include text-based games, pixel art, digital audio sound effects and background music.</text:p>
      <text:h text:style-name="Heading_20_2" text:outline-level="2"><text:bookmark-start text:name="analysis-of-video-overview"/><text:bookmark-start text:name="__RefHeading___Toc45777_1144412500"/>Analysis of Video overview<text:bookmark-end text:name="analysis-of-video-overview"/><text:bookmark-end text:name="__RefHeading___Toc45777_1144412500"/></text:h>
      <text:h text:style-name="Heading_20_3" text:outline-level="3"><text:bookmark-start text:name="rational-and-approach-of-video-data-analysis"/><text:bookmark-start text:name="__RefHeading___Toc45779_1144412500"/>Rational and approach of video data analysis<text:bookmark-end text:name="rational-and-approach-of-video-data-analysis"/><text:bookmark-end text:name="__RefHeading___Toc45779_1144412500"/></text:h>
      <text:p text:style-name="First_20_paragraph">Video data analysis involved description and transcription of video data and thematic analysis of the contents.</text:p>
      <text:p text:style-name="Text_20_body">Schema for initial thematic analysis was informed by literature review, early analysis of journal entries. Some elements were refined based on emerging data.</text:p>
      <text:p text:style-name="Text_20_body">Overall analysis helped to:</text:p>
      <text:list text:style-name="L31">
        <text:list-item>
          <text:p text:style-name="P38">as a process to get closer to the data</text:p>
        </text:list-item>
        <text:list-item>
          <text:p text:style-name="P38">to contrast thematic analysis of the stages of design with other learning models like PBL</text:p>
        </text:list-item>
        <text:list-item>
          <text:p text:style-name="P38">to identify roles through repeated patterns of interactions</text:p>
        </text:list-item>
        <text:list-item>
          <text:p text:style-name="P38">to reflect on the thesis questions</text:p>
        </text:list-item>
      </text:list>
      <text:p text:style-name="First_20_paragraph">LATER - Following the approach of Morcom <text:reference-mark-start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3mZEfPQ032"/>(Morcom, 2014)<text:reference-mark-end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3mZEfPQ032"/> I drew on Rogoff’s <text:reference-mark-start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ac7tn8mnVd"/>(1995)<text:reference-mark-end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ac7tn8mnVd"/> three planes of sociocultural activity used to help understand activity in a Community of Learners.</text:p>
      <text:h text:style-name="Heading_20_2" text:outline-level="2"><text:bookmark-start text:name="detailed-transcription-of-video-sources"/><text:bookmark-start text:name="__RefHeading___Toc45781_1144412500"/>Detailed transcription of video sources<text:bookmark-end text:name="detailed-transcription-of-video-sources"/><text:bookmark-end text:name="__RefHeading___Toc45781_1144412500"/></text:h>
      <text:h text:style-name="Heading_20_3" text:outline-level="3"><text:bookmark-start text:name="transcriptiondescription-of-data"/><text:bookmark-start text:name="__RefHeading___Toc45783_1144412500"/>Transcription/description of data<text:bookmark-end text:name="transcriptiondescription-of-data"/><text:bookmark-end text:name="__RefHeading___Toc45783_1144412500"/></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grades-of-video-data-analysis"/><text:bookmark-start text:name="__RefHeading___Toc45785_1144412500"/>Grades of video data analysis<text:bookmark-end text:name="grades-of-video-data-analysis"/><text:bookmark-end text:name="__RefHeading___Toc45785_1144412500"/></text:h>
      <text:p text:style-name="First_20_paragraph">Describing different grades and pass overs of the video data.</text:p>
      <text:list text:style-name="L32">
        <text:list-item>
          <text:p text:style-name="P39">quick analysis</text:p>
        </text:list-item>
        <text:list-item>
          <text:p text:style-name="P39">sections coded and described in 5 minute chunks</text:p>
        </text:list-item>
        <text:list-item>
          <text:p text:style-name="P39"><text:soft-page-break/>themes of interest identified - in relation to evolving RQs as per DBR</text:p>
        </text:list-item>
        <text:list-item>
          <text:p text:style-name="P39">some sections transcribed in more details based in themes, more detail on gesture analysis also added</text:p>
        </text:list-item>
      </text:list>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text:p>
      <text:p text:style-name="Text_20_body">This generated points for results chapters.</text:p>
      <text:list text:style-name="L33">
        <text:list-item>
          <text:p text:style-name="P40">Full transcription of key moments: and description of participant activity, activity on screen including simple gesture analysi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text:bookmark-start text:name="__RefHeading___Toc45787_1144412500"/>Justification of selecting sessions and sections for more detailed analysis<text:bookmark-end text:name="justification-of-selecting-sessions-and-sections-for-more-detailed-analysis"/><text:bookmark-end text:name="__RefHeading___Toc45787_1144412500"/></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text:style-name="L34">
        <text:list-item>
          <text:p text:style-name="P41">Good quality recording</text:p>
        </text:list-item>
        <text:list-item>
          <text:p text:style-name="P41">Diversity of kinds of participants, ages especially</text:p>
        </text:list-item>
        <text:list-item>
          <text:p text:style-name="P41">Diversity of participant actions in terms of tasks being worked on</text:p>
        </text:list-item>
        <text:list-item>
          <text:p text:style-name="P41">Diversity of kinds of pair and peer interactions</text:p>
        </text:list-item>
      </text:list>
      <text:h text:style-name="Heading_20_4" text:outline-level="4"><text:bookmark-start text:name="incorporating-gesture-and-wider-movement-in-analysis"/><text:bookmark-start text:name="__RefHeading___Toc45789_1144412500"/>Incorporating gesture and wider movement in analysis<text:bookmark-end text:name="incorporating-gesture-and-wider-movement-in-analysis"/><text:bookmark-end text:name="__RefHeading___Toc45789_1144412500"/></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text:soft-page-break/>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text:bookmark-start text:name="__RefHeading___Toc45791_1144412500"/>Using a 3 Planes Approach<text:bookmark-end text:name="using-a-3-planes-approach"/><text:bookmark-end text:name="__RefHeading___Toc45791_1144412500"/></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text:style-name="L35">
        <text:list-item>
          <text:p text:style-name="P42">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text:style-name="L36">
        <text:list-item>
          <text:p text:style-name="P43">While the three planes provided a higher level framework, the specifics of the data gave greater granularity and formed sub categories of coding - thus avoiding the problem of analytic preconceptions</text:p>
        </text:list-item>
      </text:list>
      <text:h text:style-name="Heading_20_2" text:outline-level="2"><text:bookmark-start text:name="thematic-analysis-of-video-data"/><text:bookmark-start text:name="__RefHeading___Toc45793_1144412500"/>Thematic analysis of video data<text:bookmark-end text:name="thematic-analysis-of-video-data"/><text:bookmark-end text:name="__RefHeading___Toc45793_1144412500"/></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notes-on-underpinning-of-thematic-analysis-of-video-data"/><text:bookmark-start text:name="__RefHeading___Toc45795_1144412500"/>Notes on Underpinning of Thematic Analysis of Video Data<text:bookmark-end text:name="notes-on-underpinning-of-thematic-analysis-of-video-data"/><text:bookmark-end text:name="__RefHeading___Toc45795_1144412500"/></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what-was-excluded-and-rationale"/><text:bookmark-start text:name="__RefHeading___Toc45797_1144412500"/><text:soft-page-break/>What was Excluded and Rationale<text:bookmark-end text:name="what-was-excluded-and-rationale"/><text:bookmark-end text:name="__RefHeading___Toc45797_1144412500"/></text:h>
      <text:p text:style-name="First_20_paragraph">The following themes were excluded but did emerge as potential learning outcomes in the final model;</text:p>
      <text:list text:style-name="L37">
        <text:list-item>
          <text:p text:style-name="P44">Elements of Computational Thinking</text:p>
        </text:list-item>
        <text:list-item>
          <text:p text:style-name="P44">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text:bookmark-start text:name="__RefHeading___Toc45799_1144412500"/>Coding Participant Roles and Interactions.<text:bookmark-end text:name="coding-participant-roles-and-interactions."/><text:bookmark-end text:name="__RefHeading___Toc45799_1144412500"/></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12NEdRhCQN"/>(2009)<text:reference-mark-end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12NEdRhCQN"/>.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text:bookmark-start text:name="__RefHeading___Toc45801_1144412500"/>Coding Design Cycle Stages<text:bookmark-end text:name="coding-design-cycle-stages"/><text:bookmark-end text:name="__RefHeading___Toc45801_1144412500"/></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text:soft-page-break/>Resnick in this area has written of a creative design spiral.</text:p>
      <text:p text:style-name="P54">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zxE2W48aSj"/><text:span text:style-name="T7">(Wi̇Narno, 2020)</text:span><text:reference-mark-end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zxE2W48aSj"/>. Engineering is Elementary project adapted from the ABET (Accreditation Board for Engineering and Technology) guidelines <text:reference-mark-start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vB9DZhJkC"/>(Syukri et al., 2018)<text:reference-mark-end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vB9DZhJkC"/> involves the following steps; Ask, Imagine, Plan, Create, Test, Improve, Share <text:reference-mark-start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jkez9hjROl"/>(Hester and Cunningham, 2007)<text:reference-mark-end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jkez9hjROl"/>.</text:p>
      <text:p text:style-name="Text_20_body">It has been adopted by the area of computing is one used in a recent book on coding by Bers <text:reference-mark-start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CdM29egST2"/>(Bers, 2021)<text:reference-mark-end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CdM29egST2"/>.</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text:bookmark-start text:name="__RefHeading___Toc45803_1144412500"/>Coding Game Design Themes<text:bookmark-end text:name="coding-game-design-themes"/><text:bookmark-end text:name="__RefHeading___Toc45803_1144412500"/></text:h>
      <text:p text:style-name="First_20_paragraph">NOTE THIS IS NOT REALLY USED IN DATA - thus make minimal - OR MOVE - IN DESIGN? PROBABLY JUST REFERENCE REALLY BRIEFLY AND PICK UP IN DESIGN</text:p>
      <text:p text:style-name="Text_20_body">Coding based on the game elements that are being added to the game serves to xxx ?</text:p>
      <text:p text:style-name="Text_20_body">The process of learning game making through deepening your knowledge of game elements is explored by Schell <text:reference-mark-start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3FCYKCsW9C"/>(2008)<text:reference-mark-end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3FCYKCsW9C"/>.</text:p>
      <text:p text:style-name="Text_20_body">As way of coding initially I considered the MDA framework for the simplicity and the focus on the user experience being taken into account.</text:p>
      <text:list text:style-name="L38">
        <text:list-item>
          <text:p text:style-name="P45">mechanics</text:p>
        </text:list-item>
        <text:list-item>
          <text:p text:style-name="P45">aesthetics</text:p>
        </text:list-item>
        <text:list-item>
          <text:p text:style-name="P45">dynamics</text:p>
        </text:list-item>
      </text:list>
      <text:p text:style-name="First_20_paragraph">Finally i used the xx</text:p>
      <text:p text:style-name="Text_20_body"/>
      <text:h text:style-name="Heading_20_3" text:outline-level="3"><text:bookmark-start text:name="proposal-coding-impact-on-design-processes-on-learner-agency---boiled-down--"/><text:bookmark-start text:name="__RefHeading___Toc45805_1144412500"/>PROPOSAL Coding impact on design/ processes on learner agency - boiled down -<text:bookmark-end text:name="proposal-coding-impact-on-design-processes-on-learner-agency---boiled-down--"/><text:bookmark-end text:name="__RefHeading___Toc45805_1144412500"/></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ext:soft-page-break/>THIS IMAGINED FOR CONCLUSION BUT ALSO CODE TO IT? OR ABOVE?</text:p>
      <text:list text:style-name="L39">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3" text:outline-level="3"><text:bookmark-start text:name="limits-of-problems-with-video-data-analysis"/><text:bookmark-start text:name="__RefHeading___Toc45807_1144412500"/>Limits of / problems with video data analysis<text:bookmark-end text:name="limits-of-problems-with-video-data-analysis"/><text:bookmark-end text:name="__RefHeading___Toc45807_1144412500"/></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text:bookmark-start text:name="__RefHeading___Toc45809_1144412500"/>Analysis of activities based on Cultural, Interpersonal and Personal focusing<text:bookmark-end text:name="analysis-of-activities-based-on-cultural-interpersonal-and-personal-focusing"/><text:bookmark-end text:name="__RefHeading___Toc45809_1144412500"/></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text:bookmark-start text:name="__RefHeading___Toc45811_1144412500"/>Discussion on evolving coding process - PERHAPS SHIFT TO LAST CHAPTER finally<text:bookmark-end text:name="discussion-on-evolving-coding-process---perhaps-shift-to-last-chapter-finally"/><text:bookmark-end text:name="__RefHeading___Toc45811_1144412500"/></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ext:soft-page-break/>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text:bookmark-start text:name="__RefHeading___Toc45813_1144412500"/>Data Validity - Triangulation of Data<text:bookmark-end text:name="data-validity---triangulation-of-data"/><text:bookmark-end text:name="__RefHeading___Toc45813_1144412500"/></text:h>
      <text:p text:style-name="First_20_paragraph">Draw on other chapters to represent overcoming of weaknesses of design-based approach.</text:p>
      <text:h text:style-name="Heading_20_3" text:outline-level="3"><text:bookmark-start text:name="generalisation-of-results"/><text:bookmark-start text:name="__RefHeading___Toc45815_1144412500"/>Generalisation of Results<text:bookmark-end text:name="generalisation-of-results"/><text:bookmark-end text:name="__RefHeading___Toc45815_1144412500"/></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0">
        <text:list-item>
          <text:p text:style-name="P47">More than one iteration.</text:p>
        </text:list-item>
        <text:list-item>
          <text:p text:style-name="P47">In different settings</text:p>
        </text:list-item>
        <text:list-item>
          <text:p text:style-name="P47">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text:bookmark-start text:name="__RefHeading___Toc45817_1144412500"/>Research Questions<text:bookmark-end text:name="research-questions"/><text:bookmark-end text:name="__RefHeading___Toc45817_1144412500"/></text:h>
      <text:h text:style-name="Heading_20_3" text:outline-level="3"><text:bookmark-start text:name="how-research-questions-evolved"/><text:bookmark-start text:name="__RefHeading___Toc45819_1144412500"/>How Research Questions Evolved<text:bookmark-end text:name="how-research-questions-evolved"/><text:bookmark-end text:name="__RefHeading___Toc45819_1144412500"/></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1">
        <text:list-item>
          <text:p text:style-name="P48">Computation thinking &amp; systems thinking</text:p>
        </text:list-item>
        <text:list-item>
          <text:p text:style-name="P48">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ext:soft-page-break/>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text:bookmark-start text:name="__RefHeading___Toc45821_1144412500"/>What research questions are answered by what data gathering and analysis - and described in what chapter?<text:bookmark-end text:name="what-research-questions-are-answered-by-what-data-gathering-and-analysis---and-described-in-what-chapter"/><text:bookmark-end text:name="__RefHeading___Toc45821_1144412500"/></text:h>
      <text:p text:style-name="First_20_paragraph"/>
      <text:list text:style-name="L42">
        <text:list-item>
          <text:p text:style-name="P49">What pedagogical tools and processes are available to support novices to overcome barriers to game coding and design?</text:p>
        </text:list-item>
        <text:list-item>
          <text:p text:style-name="P49">How can learners build agency in an evolving community of game makers?</text:p>
        </text:list-item>
        <text:list-item>
          <text:p text:style-name="P49">How can game design patterns support the development of coding practices with novices?</text:p>
        </text:list-item>
      </text:list>
      <text:p text:style-name="P6">RQ1</text:p>
      <text:list text:style-name="L43">
        <text:list-item>
          <text:p text:style-name="P50">Both barriers and tools / processes are explored in the literature review</text:p>
        </text:list-item>
        <text:list-item>
          <text:p text:style-name="P50">Interviews with practitioners in chapter 4 guided the design in broad principles.</text:p>
        </text:list-item>
        <text:list-item>
          <text:p text:style-name="P50">Barriers are explored in chapter 4 on evolution of the design</text:p>
        </text:list-item>
        <text:list-item>
          <text:p text:style-name="P50">Tools and processes in results chapters 5 and 6.</text:p>
        </text:list-item>
      </text:list>
      <text:p text:style-name="P6">RQ2</text:p>
      <text:list text:style-name="L44">
        <text:list-item>
          <text:p text:style-name="P51">Interviews with participants some informal and some formal instructed directly adaptations to design</text:p>
        </text:list-item>
        <text:list-item>
          <text:p text:style-name="P51">Analysis of video data</text:p>
        </text:list-item>
      </text:list>
      <text:p text:style-name="P6">RQ3</text:p>
      <text:list text:style-name="L45">
        <text:list-item>
          <text:p text:style-name="P52">Interviews with participants some informal and some formal instructed directly adaptations to design</text:p>
        </text:list-item>
        <text:list-item>
          <text:p text:style-name="P52">Analysis of video data</text:p>
        </text:list-item>
      </text:list>
      <text:h text:style-name="Heading_20_2" text:outline-level="2"><text:bookmark-start text:name="discussion-on-methodology"/><text:bookmark-start text:name="__RefHeading___Toc45823_1144412500"/><text:soft-page-break/>Discussion on Methodology<text:bookmark-end text:name="discussion-on-methodology"/><text:bookmark-end text:name="__RefHeading___Toc45823_1144412500"/></text:h>
      <text:h text:style-name="Heading_20_3" text:outline-level="3"><text:bookmark-start text:name="discussion"/><text:bookmark-start text:name="__RefHeading___Toc45825_1144412500"/>Discussion<text:bookmark-end text:name="discussion"/><text:bookmark-end text:name="__RefHeading___Toc45825_1144412500"/></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text:bookmark-start text:name="__RefHeading___Toc45827_1144412500"/>Authenticity - creating value<text:bookmark-end text:name="authenticity---creating-value"/><text:bookmark-end text:name="__RefHeading___Toc45827_1144412500"/></text:h>
      <text:p text:style-name="First_20_paragraph">Barab and colleagues discuss the importance of creating value in the world in their ecosystem approach <text:reference-mark-start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r4nTAP04C"/>(Barab et al., 2019)<text:reference-mark-end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r4nTAP04C"/>. This mirrors authenticity in applied social approaches - PBL as applied method of - situated learning ontology.</text:p>
      <text:h text:style-name="Heading_20_2" text:outline-level="2"><text:bookmark-start text:name="summary-of-design-evolution"/><text:bookmark-start text:name="__RefHeading___Toc45829_1144412500"/>Summary of design evolution<text:bookmark-end text:name="summary-of-design-evolution"/><text:bookmark-end text:name="__RefHeading___Toc45829_1144412500"/></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46">
        <text:list-item>
          <text:p text:style-name="P53">mutual appropriation and ethics of participation rather than extraction</text:p>
        </text:list-item>
        <text:list-item>
          <text:p text:style-name="P53">generating material suitable for sharing as research but also basis for starting other communities, be this via tools process or other</text:p>
        </text:list-item>
        <text:list-item>
          <text:p text:style-name="P53">the difficulties of transmitting research outcomes to non-academics - give positive examples.</text:p>
        </text:list-item>
      </text:list>
      <text:p text:style-name="First_20_paragraph">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text:bookmark-start text:name="__RefHeading___Toc45831_1144412500"/>P1: Exploratory stage: Oct 2017 - Dec 2018<text:bookmark-end text:name="p1-exploratory-stage-oct-2017---dec-2018"/><text:bookmark-end text:name="__RefHeading___Toc45831_1144412500"/></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text:soft-page-break/>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2-accelerated-game-making-programme-5-weeks-jan---feb-2019"/><text:bookmark-start text:name="__RefHeading___Toc45833_1144412500"/>P2: Accelerated game making programme (5 weeks): Jan - Feb 2019<text:bookmark-end text:name="p2-accelerated-game-making-programme-5-weeks-jan---feb-2019"/><text:bookmark-end text:name="__RefHeading___Toc45833_1144412500"/></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3-adding-a-process-drama-to-the-game-making-programme-april---may-2019"/><text:bookmark-start text:name="__RefHeading___Toc45835_1144412500"/>P3: Adding a process drama to the game making programme: April - May 2019<text:bookmark-end text:name="p3-adding-a-process-drama-to-the-game-making-programme-april---may-2019"/><text:bookmark-end text:name="__RefHeading___Toc45835_1144412500"/></text:h>
      <text:p text:style-name="First_20_paragraph">P3 used the same toolset as P2 however in addition, drew on my previous work with the MMU Faculty of Education drama department <text:reference-mark-start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WdbX3Jsa3"/>(Patterson et al., 2019)<text:reference-mark-end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WdbX3Jsa3"/>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4" text:outline-level="4"><text:bookmark-start text:name="p4-adapting-to-makecode-arcade-and-more-formal-settings-jan-2020---september-2020"/><text:bookmark-start text:name="__RefHeading___Toc45837_1144412500"/>P4: Adapting to MakeCode Arcade and more formal settings: Jan 2020 - September 2020<text:bookmark-end text:name="p4-adapting-to-makecode-arcade-and-more-formal-settings-jan-2020---september-2020"/><text:bookmark-end text:name="__RefHeading___Toc45837_114441250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zycabxxb&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yoKGvAajT"/>(Chesterman, 2023)<text:reference-mark-end text:name="ZOTERO_ITEM CSL_CITATION {&quot;citationID&quot;:&quot;zycabxxb&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yoKGvAajT"/>.</text:p>
      <text:p text:style-name="Text_20_body">This thesis draws for the most part on data from P2 and P3 and thus focuses on text-based coding as a primary method.</text:p>
      <text:h text:style-name="Heading_20_3" text:outline-level="3"><text:bookmark-start text:name="on-the-emergent-and-mutual-nature-of-the-design-and-research-process"/><text:bookmark-start text:name="__RefHeading___Toc45839_1144412500"/><text:soft-page-break/>On the emergent and mutual nature of the design and research process<text:bookmark-end text:name="on-the-emergent-and-mutual-nature-of-the-design-and-research-process"/><text:bookmark-end text:name="__RefHeading___Toc45839_1144412500"/></text:h>
      <text:p text:style-name="First_20_paragraph">The value of participant input to intervention-based research in the domain of technology use is well explored via participatory research <text:reference-mark-start text:name="ZOTERO_ITEM CSL_CITATION {&quot;citationID&quot;:&quot;vofurbzm&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LwzMXBjTz"/>(Iivari and Kuutti, 2017; Iversen et al., 2018)<text:reference-mark-end text:name="ZOTERO_ITEM CSL_CITATION {&quot;citationID&quot;:&quot;vofurbzm&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LwzMXBjTz"/>, design-based approaches <text:reference-mark-start text:name="ZOTERO_ITEM CSL_CITATION {&quot;citationID&quot;:&quot;cvznaehq&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WnwdvRsRw8"/>(Barab and Squire, 2004; Papavlasopoulou et al., 2019)<text:reference-mark-end text:name="ZOTERO_ITEM CSL_CITATION {&quot;citationID&quot;:&quot;cvznaehq&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WnwdvRsRw8"/> and formative interventions <text:reference-mark-start text:name="ZOTERO_ITEM CSL_CITATION {&quot;citationID&quot;:&quot;qqlazjyc&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AkJ97YKSdu"/>(Cole, 2006; Blunden, 2023)<text:reference-mark-end text:name="ZOTERO_ITEM CSL_CITATION {&quot;citationID&quot;:&quot;qqlazjyc&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AkJ97YKSdu"/>.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xeqdyrwh&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3Q76piShjZ"/>(Cole, 2006)<text:reference-mark-end text:name="ZOTERO_ITEM CSL_CITATION {&quot;citationID&quot;:&quot;xeqdyrwh&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3Q76piShjZ"/>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text:bookmark-start text:name="__RefHeading___Toc45841_1144412500"/>Note on creation of learning and teaching resources<text:bookmark-end text:name="note-on-creation-of-learning-and-teaching-resources"/><text:bookmark-end text:name="__RefHeading___Toc45841_1144412500"/></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text:bookmark-start text:name="__RefHeading___Toc45843_1144412500"/><text:soft-page-break/>More material on Expansive Learning / Formative Inteventions / DBR<text:bookmark-end text:name="more-material-on-expansive-learning-formative-inteventions-dbr"/><text:bookmark-end text:name="__RefHeading___Toc45843_1144412500"/></text:h>
      <text:p text:style-name="First_20_paragraph">_posts/thesis_chapters/holding/methodology_notes_longform_pre_spring_2022.md</text:p>
      <text:h text:style-name="Heading_20_2" text:outline-level="2"><text:bookmark-start text:name="transition-to-next-chapter"/><text:bookmark-start text:name="__RefHeading___Toc45845_1144412500"/>Transition to next Chapter<text:bookmark-end text:name="transition-to-next-chapter"/><text:bookmark-end text:name="__RefHeading___Toc45845_1144412500"/></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3-02T16:42:44Z</meta:creation-date>
    <dc:date>2024-03-02T17:12:52.645246855</dc:date>
    <meta:editing-duration>PT29M43S</meta:editing-duration>
    <meta:editing-cycles>2</meta:editing-cycles>
    <meta:document-statistic meta:table-count="0" meta:image-count="0" meta:object-count="0" meta:page-count="27" meta:paragraph-count="455" meta:word-count="9445" meta:character-count="60221" meta:non-whitespace-character-count="51361"/>
    <meta:user-defined meta:name="ZOTERO_PREF_1">&lt;data data-version="3" zotero-version="6.0.30"&gt;&lt;session id="YvDTsehP"/&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